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2.162cm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0.434cm" draw:shadow="hidden"/>
    </style:style>
    <style:style style:name="gr10" style:family="graphic" style:parent-style-name="standard">
      <style:graphic-properties draw:stroke="none" draw:fill="none" fo:min-height="5.61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family="Arial" style:font-style-name="Standaard" style:font-family-generic="swiss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1" style:family="text">
      <style:text-properties fo:color="#ffffff" fo:font-family="Arial" style:font-family-generic="roman" style:font-pitch="variable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2" style:family="text">
      <style:text-properties fo:color="#ffffff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3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999999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2" draw:layer="layout" svg:width="0.502cm" svg:height="1.187cm" svg:x="1.7cm" svg:y="1.9cm">
          <draw:text-box>
            <text:p/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4" draw:text-style-name="P1" draw:layer="layout" svg:width="9.4cm" svg:height="8.2cm" svg:x="1cm" svg:y="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66cm" svg:height="8.032cm" svg:x="1.2cm" svg:y="1.3cm">
          <draw:text-box>
            <text:p><text:span text:style-name="T2">Molecule</text:span></text:p>
            <text:p><text:span text:style-name="T3"/></text:p>
            <text:p><text:span text:style-name="T4">Molecule</text:span><text:span text:style-name="T5">()</text:span></text:p>
            <text:p><text:span text:style-name="T4">Molecule</text:span><text:span text:style-name="T5">(Molecule </text:span><text:span text:style-name="T6">mol</text:span><text:span text:style-name="T5">)</text:span></text:p>
            <text:p><text:span text:style-name="T4">Molecule</text:span><text:span text:style-name="T5">(Molecule </text:span><text:span text:style-name="T6">mol</text:span><text:span text:style-name="T5">, List&lt;Bool&gt; </text:span><text:span text:style-name="T6">atoms</text:span><text:span text:style-name="T5">,</text:span></text:p>
            <text:p><text:span text:style-name="T5"><text:s text:c="6"/></text:span><text:span text:style-name="T5">List&lt;Bool&gt; </text:span><text:span text:style-name="T6">bonds</text:span><text:span text:style-name="T5">, Bool </text:span><text:span text:style-name="T6">adjustHydrogens</text:span><text:span text:style-name="T5">)</text:span></text:p>
            <text:p><text:span text:style-name="T5">Int</text:span><text:span text:style-name="T7"> </text:span><text:span text:style-name="T4">numAtoms</text:span><text:span text:style-name="T7">()</text:span></text:p>
            <text:p><text:span text:style-name="T5">Iter&lt;Atom&gt; </text:span><text:span text:style-name="T4">atoms</text:span><text:span text:style-name="T5">()</text:span></text:p>
            <text:p><text:span text:style-name="T5">Atom </text:span><text:span text:style-name="T4">atom</text:span><text:span text:style-name="T5">(Int </text:span><text:span text:style-name="T6">index</text:span><text:span text:style-name="T5">)</text:span></text:p>
            <text:p><text:span text:style-name="T7">Atom </text:span><text:span text:style-name="T4">addAtom</text:span><text:span text:style-name="T7">()</text:span></text:p>
            <text:p><text:span text:style-name="T7">Void </text:span><text:span text:style-name="T4">removeAtom</text:span><text:span text:style-name="T7">(Atom </text:span><text:span text:style-name="T8">atom</text:span><text:span text:style-name="T7">)</text:span></text:p>
            <text:p><text:span text:style-name="T5">Int </text:span><text:span text:style-name="T4">numBonds</text:span><text:span text:style-name="T5">()</text:span></text:p>
            <text:p><text:span text:style-name="T5">Iter&lt;Bond&gt; </text:span><text:span text:style-name="T4">bonds</text:span><text:span text:style-name="T5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nd </text:span><text:span text:style-name="T4">bond</text:span><text:span text:style-name="T7">(Atom </text:span><text:span text:style-name="T8">source</text:span><text:span text:style-name="T7">, Atom </text:span><text:span text:style-name="T8">target</text:span><text:span text:style-name="T7">)</text:span></text:p>
            <text:p><text:span text:style-name="T7">Bond </text:span><text:span text:style-name="T4">addBond</text:span><text:span text:style-name="T7">()</text:span></text:p>
            <text:p><text:span text:style-name="T7">Void </text:span><text:span text:style-name="T4">removeBond</text:span><text:span text:style-name="T7">(Bond </text:span><text:span text:style-name="T8">bond</text:span><text:span text:style-name="T7">)</text:span></text:p>
            <text:p><text:span text:style-name="T7">Void </text:span><text:span text:style-name="T4">clear</text:span><text:span text:style-name="T7">()</text:span></text:p>
          </draw:text-box>
        </draw:frame>
        <draw:custom-shape draw:style-name="gr5" draw:text-style-name="P1" draw:layer="layout" svg:width="9.5cm" svg:height="6.5cm" svg:x="10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52cm" svg:height="6.304cm" svg:x="10.7cm" svg:y="1.3cm">
          <draw:text-box>
            <text:p><text:span text:style-name="T2">Atom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Int </text:span><text:span text:style-name="T4">degree</text:span><text:span text:style-name="T7">()</text:span></text:p>
            <text:p><text:span text:style-name="T7">Iter&lt;Bond&gt; </text:span><text:span text:style-name="T4">bonds</text:span><text:span text:style-name="T7">()</text:span></text:p>
            <text:p><text:span text:style-name="T7">Iter&lt;Atom&gt; </text:span><text:span text:style-name="T4">nbrs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Int </text:span><text:span text:style-name="T4">element</text:span><text:span text:style-name="T7">()</text:span></text:p>
            <text:p><text:span text:style-name="T7">Int </text:span><text:span text:style-name="T4">mass</text:span><text:span text:style-name="T7">()</text:span></text:p>
            <text:p><text:span text:style-name="T7">Int </text:span><text:span text:style-name="T4">hydrogens</text:span><text:span text:style-name="T7">()</text:span></text:p>
            <text:p><text:span text:style-name="T7">Int </text:span><text:span text:style-name="T4">charge</text:span><text:span text:style-name="T7">()</text:span></text:p>
            <text:p><text:span text:style-name="T7">Bool </text:span><text:span text:style-name="T4">isHydrogen</text:span><text:span text:style-name="T7">()</text:span></text:p>
            <text:p><text:span text:style-name="T7">Bool </text:span><text:span text:style-name="T4">isCarbon</text:span><text:span text:style-name="T7">()</text:span></text:p>
            <text:p><text:span text:style-name="T7">Bool </text:span><text:span text:style-name="T4">isNitrogen</text:span><text:span text:style-name="T7">()</text:span></text:p>
          </draw:text-box>
        </draw:frame>
        <draw:frame draw:style-name="gr6" draw:text-style-name="P3" draw:layer="layout" svg:width="5.8cm" svg:height="5.435cm" svg:x="14.3cm" svg:y="2.2cm">
          <draw:text-box>
            <text:p><text:span text:style-name="T7">Bool </text:span><text:span text:style-name="T4">isOxygen</text:span><text:span text:style-name="T7">()</text:span></text:p>
            <text:p><text:span text:style-name="T7">Bool </text:span><text:span text:style-name="T4">isPhosphorus</text:span><text:span text:style-name="T7">()</text:span></text:p>
            <text:p><text:span text:style-name="T7">Bool </text:span><text:span text:style-name="T4">isSulfur</text:span><text:span text:style-name="T7">()</text:span></text:p>
            <text:p><text:span text:style-name="T7">Int </text:span><text:span text:style-name="T4">heavyDegree</text:span><text:span text:style-name="T7">()</text:span></text:p>
            <text:p><text:span text:style-name="T7">Int </text:span><text:span text:style-name="T4">boSum</text:span><text:span text:style-name="T7">()</text:span></text:p>
            <text:p><text:span text:style-name="T7">Int </text:span><text:span text:style-name="T4">valence</text:span><text:span text:style-name="T7">()</text:span></text:p>
            <text:p><text:span text:style-name="T7">Int </text:span><text:span text:style-name="T4">connectivity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Element</text:span><text:span text:style-name="T7">(Int </text:span><text:span text:style-name="T8">value</text:span><text:span text:style-name="T7">)</text:span></text:p>
            <text:p><text:span text:style-name="T7">Void </text:span><text:span text:style-name="T4">setMass</text:span><text:span text:style-name="T7">(Int </text:span><text:span text:style-name="T8">value</text:span><text:span text:style-name="T7">)</text:span></text:p>
            <text:p><text:span text:style-name="T7">Void </text:span><text:span text:style-name="T4">setHydrogens</text:span><text:span text:style-name="T7">(Int </text:span><text:span text:style-name="T8">value</text:span><text:span text:style-name="T7">)</text:span></text:p>
            <text:p><text:span text:style-name="T7">Void </text:span><text:span text:style-name="T4">setCharge</text:span><text:span text:style-name="T7">(Int </text:span><text:span text:style-name="T8">value</text:span><text:span text:style-name="T7">)</text:span></text:p>
          </draw:text-box>
        </draw:frame>
        <draw:custom-shape draw:style-name="gr7" draw:text-style-name="P1" draw:layer="layout" svg:width="9.401cm" svg:height="4.7cm" svg:x="0.999cm" svg:y="9.5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744cm" svg:height="4.576cm" svg:x="1.199cm" svg:y="9.6cm">
          <draw:text-box>
            <text:p><text:span text:style-name="T2">Bond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Atom </text:span><text:span text:style-name="T4">source</text:span><text:span text:style-name="T7">()</text:span></text:p>
            <text:p><text:span text:style-name="T7">Atom </text:span><text:span text:style-name="T4">target</text:span><text:span text:style-name="T7">()</text:span></text:p>
            <text:p><text:span text:style-name="T7">Atom </text:span><text:span text:style-name="T4">other</text:span><text:span text:style-name="T7">(Atom </text:span><text:span text:style-name="T8">atom</text:span><text:span text:style-name="T7">)</text:span></text:p>
            <text:p><text:span text:style-name="T7">Int </text:span><text:span text:style-name="T4">order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Order</text:span><text:span text:style-name="T7">(Int </text:span><text:span text:style-name="T8">value</text:span><text:span text:style-name="T7">)</text:span></text:p>
          </draw:text-box>
        </draw:frame>
        <draw:custom-shape draw:style-name="gr4" draw:text-style-name="P1" draw:layer="layout" svg:width="9.401cm" svg:height="4.8cm" svg:x="0.999cm" svg:y="14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96cm" svg:height="4.576cm" svg:x="1.199cm" svg:y="14.5cm">
          <draw:text-box>
            <text:p><text:span text:style-name="T2">Ring</text:span></text:p>
            <text:p><text:span text:style-name="T9"/></text:p>
            <text:p><text:span text:style-name="T7">Int </text:span><text:span text:style-name="T4">size</text:span><text:span text:style-name="T7">()</text:span></text:p>
            <text:p><text:span text:style-name="T7">List&lt;Atom&gt; </text:span><text:span text:style-name="T4">atoms</text:span><text:span text:style-name="T7">()</text:span></text:p>
            <text:p><text:span text:style-name="T7">Atom </text:span><text:span text:style-name="T4">atom</text:span><text:span text:style-name="T7">(Int </text:span><text:span text:style-name="T8">index</text:span><text:span text:style-name="T7">)</text:span></text:p>
            <text:p><text:span text:style-name="T7">Bool </text:span><text:span text:style-name="T4">containsAtom</text:span><text:span text:style-name="T7">(Atom </text:span><text:span text:style-name="T8">atom</text:span><text:span text:style-name="T7">)</text:span></text:p>
            <text:p><text:span text:style-name="T7">List&lt;Bond&gt; </text:span><text:span text:style-name="T4">bonds</text:span><text:span text:style-name="T7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ol </text:span><text:span text:style-name="T4">containsBond</text:span><text:span text:style-name="T7">(Bond </text:span><text:span text:style-name="T8">bond</text:span><text:span text:style-name="T7">)</text:span></text:p>
            <text:p><text:span text:style-name="T7">Bool </text:span><text:span text:style-name="T4">isAromatic</text:span><text:span text:style-name="T7">(</text:span><text:span text:style-name="T7">)</text:span></text:p>
          </draw:text-box>
        </draw:frame>
        <draw:custom-shape draw:style-name="gr5" draw:text-style-name="P1" draw:layer="layout" svg:width="9.501cm" svg:height="5.8cm" svg:x="10.499cm" svg:y="11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93cm" svg:height="5.44cm" svg:x="10.699cm" svg:y="11.5cm">
          <draw:text-box>
            <text:p><text:span text:style-name="T2">RingSet</text:span></text:p>
            <text:p><text:span text:style-name="T9"/></text:p>
            <text:p><text:span text:style-name="T4">RingSet</text:span><text:span text:style-name="T7">(Molecule </text:span><text:span text:style-name="T8">mol</text:span><text:span text:style-name="T7">)</text:span></text:p>
            <text:p><text:span text:style-name="T7">Int </text:span><text:span text:style-name="T4">size</text:span><text:span text:style-name="T7">()</text:span></text:p>
            <text:p><text:span text:style-name="T7">List&lt;Ring&gt; </text:span><text:span text:style-name="T4">rings</text:span><text:span text:style-name="T7">()</text:span></text:p>
            <text:p><text:span text:style-name="T7">Ring </text:span><text:span text:style-name="T4">ring</text:span><text:span text:style-name="T7">(Int </text:span><text:span text:style-name="T8">index</text:span><text:span text:style-name="T7">)</text:span></text:p>
            <text:p><text:span text:style-name="T7">Bool </text:span><text:span text:style-name="T4">isAtomInRing</text:span><text:span text:style-name="T7">(Atom </text:span><text:span text:style-name="T8">atom</text:span><text:span text:style-name="T7">)</text:span></text:p>
            <text:p><text:span text:style-name="T7">Bool </text:span><text:span text:style-name="T4">isAtomInRingSize</text:span><text:span text:style-name="T7">(Atom </text:span><text:span text:style-name="T8">atom</text:span><text:span text:style-name="T7">, Int </text:span><text:span text:style-name="T8">size</text:span><text:span text:style-name="T7">)</text:span></text:p>
            <text:p><text:span text:style-name="T7">Int </text:span><text:span text:style-name="T4">numRingNbrs</text:span><text:span text:style-name="T7">(Atom </text:span><text:span text:style-name="T8">atom</text:span><text:span text:style-name="T7">)</text:span></text:p>
            <text:p><text:span text:style-name="T7">Int </text:span><text:span text:style-name="T4">numRings</text:span><text:span text:style-name="T7">(Atom </text:span><text:span text:style-name="T8">atom</text:span><text:span text:style-name="T7">)</text:span></text:p>
            <text:p><text:span text:style-name="T7">Bool </text:span><text:span text:style-name="T4">isBondInRing</text:span><text:span text:style-name="T7">(Bond </text:span><text:span text:style-name="T8">bond</text:span><text:span text:style-name="T7">)</text:span></text:p>
            <text:p><text:span text:style-name="T7">Bool </text:span><text:span text:style-name="T4">isBondInRingSize</text:span><text:span text:style-name="T7">(Bond </text:span><text:span text:style-name="T8">bond</text:span><text:span text:style-name="T7">, Int </text:span><text:span text:style-name="T8">size</text:span><text:span text:style-name="T7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8" draw:text-style-name="P1" draw:layer="layout" svg:width="9.5cm" svg:height="3.5cm" svg:x="10.5cm" svg:y="7.8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598cm" svg:height="3.28cm" svg:x="10.7cm" svg:y="7.9cm">
          <draw:text-box>
            <text:p><text:span text:style-name="T2">Element</text:span></text:p>
            <text:p><text:span text:style-name="T9"/></text:p>
            <text:p><text:span text:style-name="T7">String </text:span><text:span text:style-name="T4">element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averageMass</text:span><text:span text:style-name="T7">(Int </text:span><text:span text:style-name="T8">element</text:span><text:span text:style-name="T7">) </text:span><text:span text:style-name="T13">[static]</text:span></text:p>
            <text:p><text:span text:style-name="T7">Bool </text:span><text:span text:style-name="T4">addHydrogens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valence</text:span><text:span text:style-name="T7">(Int </text:span><text:span text:style-name="T8">element</text:span><text:span text:style-name="T7">, Int </text:span><text:span text:style-name="T8">charge</text:span><text:span text:style-name="T7">,</text:span></text:p>
            <text:p><text:span text:style-name="T7"><text:s text:c="6"/></text:span><text:span text:style-name="T7">int </text:span><text:span text:style-name="T8">degree</text:span><text:span text:style-name="T7">)</text:span><text:span text:style-name="T13"> [static]</text:span></text:p>
          </draw:text-box>
        </draw:frame>
        <draw:custom-shape draw:style-name="gr4" draw:text-style-name="P1" draw:layer="layout" svg:width="9.401cm" svg:height="3.1cm" svg:x="10.499cm" svg:y="2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506cm" svg:height="2.848cm" svg:x="10.699cm" svg:y="21.3cm">
          <draw:text-box>
            <text:p><text:span text:style-name="T2">Error</text:span></text:p>
            <text:p><text:span text:style-name="T9"/></text:p>
            <text:p><text:span text:style-name="T7">String </text:span><text:span text:style-name="T4">what</text:span><text:span text:style-name="T7">() </text:span><text:span text:style-name="T13">[C++]</text:span></text:p>
            <text:p><text:span text:style-name="T4">operator bool</text:span><text:span text:style-name="T7">() </text:span><text:span text:style-name="T13">[C++]</text:span></text:p>
            <text:p><text:span text:style-name="T7">Bool </text:span><text:span text:style-name="T4">__nonzero__</text:span><text:span text:style-name="T7">() </text:span><text:span text:style-name="T13">[python]</text:span></text:p>
            <text:p><text:span text:style-name="T7">String </text:span><text:span text:style-name="T4">__str__</text:span><text:span text:style-name="T7">() </text:span><text:span text:style-name="T13">[python]</text:span></text:p>
          </draw:text-box>
        </draw:frame>
        <draw:custom-shape draw:style-name="gr8" draw:text-style-name="P1" draw:layer="layout" svg:width="9.401cm" svg:height="3.8cm" svg:x="10.5cm" svg:y="17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03cm" svg:height="3.28cm" svg:x="10.7cm" svg:y="17.4cm">
          <draw:text-box>
            <text:p><text:span text:style-name="T2">DistanceMatrix</text:span></text:p>
            <text:p><text:span text:style-name="T9"/></text:p>
            <text:p><text:span text:style-name="T7">String </text:span><text:span text:style-name="T4">__str__</text:span><text:span text:style-name="T7">() </text:span><text:span text:style-name="T13">[python]</text:span></text:p>
            <text:p><text:span text:style-name="T7">Int </text:span><text:span text:style-name="T4">dim</text:span><text:span text:style-name="T7">()</text:span></text:p>
            <text:p><text:span text:style-name="T7">Int </text:span><text:span text:style-name="T4">infinity</text:span><text:span text:style-name="T7">() </text:span><text:span text:style-name="T13">[static]</text:span></text:p>
            <text:p><text:span text:style-name="T7">Int </text:span><text:span text:style-name="T4">operator()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C++]</text:span></text:p>
            <text:p><text:span text:style-name="T7">Int </text:span><text:span text:style-name="T4">__call__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python]</text:span></text:p>
          </draw:text-box>
        </draw:frame>
        <draw:custom-shape draw:style-name="gr5" draw:text-style-name="P1" draw:layer="layout" svg:width="19cm" svg:height="4.4cm" svg:x="1cm" svg:y="24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492cm" svg:height="4.144cm" svg:x="1.2cm" svg:y="24.5cm">
          <draw:text-box>
            <text:p><text:span text:style-name="T2">Smiles</text:span></text:p>
            <text:p><text:span text:style-name="T9"/></text:p>
            <text:p><text:span text:style-name="T5">Enum</text:span><text:span text:style-name="T7"> </text:span><text:span text:style-name="T4">Flags</text:span><text:span text:style-name="T7">: None, Mass, Charge, Hydrogens, Order, All</text:span></text:p>
            <text:p><text:span text:style-name="T4">Smiles</text:span><text:span text:style-name="T7">()</text:span></text:p>
            <text:p><text:span text:style-name="T5">Bool</text:span><text:span text:style-name="T7"> </text:span><text:span text:style-name="T4">read</text:span><text:span text:style-name="T7">(String </text:span><text:span text:style-name="T8">smiles</text:span><text:span text:style-name="T7">, Molecule </text:span><text:span text:style-name="T8">mol</text:span><text:span text:style-name="T7">)</text:span></text:p>
            <text:p><text:span text:style-name="T7">String </text:span><text:span text:style-name="T4">write</text:span><text:span text:style-name="T7">(Molecule </text:span><text:span text:style-name="T8">mol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</text:span><text:span text:style-name="T7">(Molecule </text:span><text:span text:style-name="T8">mol</text:span><text:span text:style-name="T7">, List&lt;Index&gt; </text:span><text:span text:style-name="T8">order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Canonical</text:span><text:span text:style-name="T7">(Molecule </text:span><text:span text:style-name="T8">mol</text:span><text:span text:style-name="T7">)</text:span></text:p>
            <text:p><text:span text:style-name="T7">Error </text:span><text:span text:style-name="T4">error</text:span><text:span text:style-name="T7">()</text:span></text:p>
          </draw:text-box>
        </draw:frame>
        <draw:custom-shape draw:style-name="gr7" draw:text-style-name="P1" draw:layer="layout" svg:width="9.4cm" svg:height="5.1cm" svg:x="1cm" svg:y="19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489cm" svg:height="5.008cm" svg:x="1.1cm" svg:y="19.3cm">
          <draw:text-box>
            <text:p><text:span text:style-name="T2">Fingerprint </text:span><text:span text:style-name="T13">[python]</text:span></text:p>
            <text:p><text:span text:style-name="T9"/></text:p>
            <text:p><text:span text:style-name="T4">Fingerprint</text:span><text:span text:style-name="T7">(Int </text:span><text:span text:style-name="T8">numWords</text:span><text:span text:style-name="T7">)</text:span></text:p>
            <text:p><text:span text:style-name="T7">String </text:span><text:span text:style-name="T4">bin</text:span><text:span text:style-name="T7">(Bool </text:span><text:span text:style-name="T8">spaces</text:span><text:span text:style-name="T7"> = true)</text:span></text:p>
            <text:p><text:span text:style-name="T7">String </text:span><text:span text:style-name="T4">hex</text:span><text:span text:style-name="T7">()</text:span></text:p>
            <text:p><text:span text:style-name="T7">Void </text:span><text:span text:style-name="T4">zero</text:span><text:span text:style-name="T7">()</text:span></text:p>
            <text:p><text:span text:style-name="T7">Int </text:span><text:span text:style-name="T4">count</text:span><text:span text:style-name="T7">()</text:span></text:p>
            <text:p><text:span text:style-name="T7">Int </text:span><text:span text:style-name="T4">count</text:span><text:span text:style-name="T7">(Int </text:span><text:span text:style-name="T8">begin</text:span><text:span text:style-name="T7">, Int </text:span><text:span text:style-name="T8">end</text:span><text:span text:style-name="T7">)</text:span></text:p>
            <text:p><text:span text:style-name="T7">Bool </text:span><text:span text:style-name="T4">__getitem__</text:span><text:span text:style-name="T7">(Int </text:span><text:span text:style-name="T8">index</text:span><text:span text:style-name="T7">)</text:span></text:p>
            <text:p><text:span text:style-name="T7">Void</text:span><text:span text:style-name="T14"> </text:span><text:span text:style-name="T4">__setitem__</text:span><text:span text:style-name="T7">(Int </text:span><text:span text:style-name="T8">index</text:span><text:span text:style-name="T7">, Bool </text:span><text:span text:style-name="T8">value</text:span><text:span text:style-name="T7">)</text:span></text:p>
            <text:p><text:span text:style-name="T7">Int </text:span><text:span text:style-name="T4">numWords</text:span><text:span text:style-name="T7">()</text:span></text:p>
          </draw:text-box>
        </draw:frame>
      </draw:page>
      <draw:page draw:name="page2" draw:style-name="dp1" draw:master-page-name="Standaard">
        <draw:rect draw:style-name="gr1" draw:text-style-name="P1" draw:layer="layout" svg:width="21cm" svg:height="29.7cm" svg:x="0cm" svg:y="0cm">
          <text:p/>
        </draw:rect>
        <draw:custom-shape draw:style-name="gr4" draw:text-style-name="P1" draw:layer="layout" svg:width="19cm" svg:height="5.2cm" svg:x="1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389cm" svg:height="5.008cm" svg:x="1.2cm" svg:y="1.2cm">
          <draw:text-box>
            <text:p><text:span text:style-name="T2">Smarts</text:span></text:p>
            <text:p><text:span text:style-name="T3"/></text:p>
            <text:p><text:span text:style-name="T4">Smarts</text:span><text:span text:style-name="T5">()</text:span></text:p>
            <text:p><text:span text:style-name="T5">Bool</text:span><text:span text:style-name="T7"> </text:span><text:span text:style-name="T4">init</text:span><text:span text:style-name="T7">(String </text:span><text:span text:style-name="T8">smarts</text:span><text:span text:style-name="T7">)</text:span></text:p>
            <text:p><text:span text:style-name="T7">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RingSet </text:span><text:span text:style-name="T8">rings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RingSet </text:span><text:span text:style-name="T8">rings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Bool </text:span><text:span text:style-name="T8">uniqueComponents</text:span><text:span text:style-name="T7"> = false)</text:span></text:p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9.5cm" svg:height="7.4cm" svg:x="1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384cm" svg:height="7.168cm" svg:x="1.2cm" svg:y="6.5cm">
          <draw:text-box>
            <text:p><text:span text:style-name="T2">Smirks</text:span></text:p>
            <text:p><text:span text:style-name="T3"/></text:p>
            <text:p><text:span text:style-name="T4">Smirks</text:span><text:span text:style-name="T5">()</text:span></text:p>
            <text:p><text:span text:style-name="T5">Void</text:span><text:span text:style-name="T7"> </text:span><text:span text:style-name="T4">setFixMass</text:span><text:span text:style-name="T7">(Bool </text:span><text:span text:style-name="T8">value</text:span><text:span text:style-name="T7">)</text:span></text:p>
            <text:p><text:span text:style-name="T5">Void</text:span><text:span text:style-name="T7"> </text:span><text:span text:style-name="T4">setFixHydrogens</text:span><text:span text:style-name="T7">(Bool </text:span><text:span text:style-name="T8">value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smirks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reactants</text:span><text:span text:style-name="T7">, String </text:span><text:span text:style-name="T8">products</text:span><text:span text:style-name="T7">)</text:span></text:p>
            <text:p><text:span text:style-name="T7">Smirks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apply</text:span><text:span text:style-name="T7">(Molecule </text:span><text:span text:style-name="T8">mol</text:span><text:span text:style-name="T7">, RingSet </text:span><text:span text:style-name="T8">rings</text:span><text:span text:style-name="T7">)</text:span></text:p>
            <text:p><text:span text:style-name="T7">Bool </text:span><text:span text:style-name="T4">apply</text:span><text:span text:style-name="T7">(Molecule </text:span><text:span text:style-name="T8">mol</text:span><text:span text:style-name="T7">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</draw:text-box>
        </draw:frame>
        <draw:custom-shape draw:style-name="gr7" draw:text-style-name="P1" draw:layer="layout" svg:width="9.4cm" svg:height="4.2cm" svg:x="10.6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99cm" svg:height="4.144cm" svg:x="10.8cm" svg:y="6.5cm">
          <draw:text-box>
            <text:p><text:span text:style-name="T2">SmirksError</text:span></text:p>
            <text:p><text:span text:style-name="T3"/></text:p>
            <text:p><text:span text:style-name="T5">Enum </text:span><text:span text:style-name="T4">Type</text:span><text:span text:style-name="T5">: None, NoReaction, ReactantSmarts,</text:span></text:p>
            <text:p><text:span text:style-name="T5"><text:s text:c="6"/></text:span><text:span text:style-name="T5">ProductSmarts, AtomClassPairWise,</text:span></text:p>
            <text:p><text:span text:style-name="T5"><text:s text:c="6"/></text:span><text:span text:style-name="T5">ProductContainsOr, ProductContainsNot,</text:span></text:p>
            <text:p><text:span text:style-name="T5"><text:s text:c="6"/></text:span><text:span text:style-name="T5">InvalidProductBond, ProductConflict</text:span></text:p>
            <text:p><text:span text:style-name="T5"/></text:p>
            <text:p><text:span text:style-name="T5">Type</text:span><text:span text:style-name="T7"> </text:span><text:span text:style-name="T4">type</text:span><text:span text:style-name="T7">()</text:span></text:p>
            <text:p><text:span text:style-name="T5">String</text:span><text:span text:style-name="T7"> </text:span><text:span text:style-name="T4">what</text:span><text:span text:style-name="T7">()</text:span></text:p>
          </draw:text-box>
        </draw:frame>
        <draw:frame draw:style-name="gr9" draw:text-style-name="P3" draw:layer="layout" svg:width="12.8cm" svg:height="1.115cm" svg:x="6.8cm" svg:y="2.1cm">
          <draw:text-box>
            <text:p><text:span text:style-name="T4">Mapping implementations</text:span><text:span text:style-name="T5">:</text:span><text:span text:style-name="T13"> </text:span><text:span text:style-name="T5">NoMapping</text:span><text:span text:style-name="T13">.match</text:span><text:span text:style-name="T5">, CountMapping</text:span><text:span text:style-name="T13">.count</text:span><text:span text:style-name="T5">,</text:span></text:p>
            <text:p><text:span text:style-name="T5"><text:s text:c="6"/></text:span><text:span text:style-name="T5">SingleMapping</text:span><text:span text:style-name="T13">.map</text:span><text:span text:style-name="T5">, MappingList</text:span><text:span text:style-name="T13">.maps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5" draw:text-style-name="P1" draw:layer="layout" svg:width="19cm" svg:height="11.1cm" svg:x="1cm" svg:y="17.5cm">
          <text:p/>
          <draw:enhanced-geometry svg:viewBox="0 0 21600 21600" draw:path-stretchpoint-x="10800" draw:path-stretchpoint-y="10800" draw:text-areas="?f3 ?f4 ?f5 ?f6" draw:type="round-rectangle" draw:modifiers="548.867076415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612cm" svg:height="10.862cm" svg:x="1.2cm" svg:y="17.6cm">
          <draw:text-box>
            <text:p><text:span text:style-name="T15">Free Functions</text:span></text:p>
            <text:p><text:span text:style-name="T3"/></text:p>
            <text:p><text:span text:style-name="T16">HYDROGENS</text:span></text:p>
            <text:p><text:span text:style-name="T7">Void </text:span><text:span text:style-name="T4">make_hydrogens_explicit</text:span><text:span text:style-name="T7">(Molecule </text:span><text:span text:style-name="T8">mol</text:span><text:span text:style-name="T7">)</text:span></text:p>
            <text:p><text:span text:style-name="T7">Void </text:span><text:span text:style-name="T4">make_hydrogens_implicit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17"/></text:p>
            <text:p><text:span text:style-name="T16">FINGERPRINTS</text:span></text:p>
            <text:p><text:span text:style-name="T7">Int </text:span><text:span text:style-name="T4">BitePerWord</text:span></text:p>
            <text:p><text:span text:style-name="T7">Int </text:span><text:span text:style-name="T4">bitvec_num_words_for_bit</text:span><text:span text:style-name="T14">s</text:span><text:span text:style-name="T7">(Int </text:span><text:span text:style-name="T8">bits</text:span><text:span text:style-name="T7">)</text:span></text:p>
            <text:p><text:span text:style-name="T7">Void </text:span><text:span text:style-name="T4">bitvec_zero</text:span><text:span text:style-name="T7">(Fingerprint </text:span><text:span text:style-name="T8">fp</text:span><text:span text:style-name="T7">)</text:span></text:p>
            <text:p><text:span text:style-name="T7">Fingerprint </text:span><text:span text:style-name="T4">bitvec_copy</text:span><text:span text:style-name="T7">(Fingerprint </text:span><text:span text:style-name="T8">fp</text:span><text:span text:style-name="T7">)</text:span></text:p>
            <text:p><text:span text:style-name="T7">Bool </text:span><text:span text:style-name="T4">bitvec_g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re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Int </text:span><text:span text:style-name="T4">bitvec_count</text:span><text:span text:style-name="T5">(Fingerprint </text:span><text:span text:style-name="T6">fp</text:span><text:span text:style-name="T5">)</text:span></text:p>
            <text:p><text:span text:style-name="T7">Int </text:span><text:span text:style-name="T4">bitvec_count</text:span><text:span text:style-name="T7">(Fingerprint </text:span><text:span text:style-name="T8">fp</text:span><text:span text:style-name="T7">,</text:span></text:p>
            <text:p><text:span text:style-name="T7"><text:s text:c="6"/></text:span><text:span text:style-name="T7">Int </text:span><text:span text:style-name="T8">begin</text:span><text:span text:style-name="T7">, Int </text:span><text:span text:style-name="T8">end</text:span><text:span text:style-name="T7">)</text:span></text:p>
            <text:p><text:span text:style-name="T7">String </text:span><text:span text:style-name="T4">bitvec_to_binary</text:span><text:span text:style-name="T5">(Fingerprint </text:span><text:span text:style-name="T6">fp</text:span><text:span text:style-name="T5">)</text:span></text:p>
            <text:p><text:span text:style-name="T7">String </text:span><text:span text:style-name="T4">bitvec_to_hex</text:span><text:span text:style-name="T5">(Fingerprint </text:span><text:span text:style-name="T6">fp</text:span><text:span text:style-name="T5">)</text:span></text:p>
            <text:p><text:span text:style-name="T7">Fingerprint </text:span><text:span text:style-name="T4">bitvec_from_binary</text:span><text:span text:style-name="T7">(String </text:span><text:span text:style-name="T8">bin</text:span><text:span text:style-name="T7">)</text:span></text:p>
            <text:p><text:span text:style-name="T7">Fingerprint </text:span><text:span text:style-name="T4">bitvec_from_hex</text:span><text:span text:style-name="T7">(String </text:span><text:span text:style-name="T8">hex</text:span><text:span text:style-name="T7">)</text:span></text:p>
            <text:p><text:span text:style-name="T7">Int </text:span><text:span text:style-name="T4">bitvec_union_count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Bool </text:span><text:span text:style-name="T4">bitvec_is_subset_superset</text:span><text:span text:style-name="T7">(Fingerprint </text:span><text:span text:style-name="T8">subset</text:span><text:span text:style-name="T7">, Fingerprint </text:span><text:span text:style-name="T8">superset</text:span><text:span text:style-name="T7">)</text:span></text:p>
          </draw:text-box>
        </draw:frame>
        <draw:custom-shape draw:style-name="gr8" draw:text-style-name="P1" draw:layer="layout" svg:width="9.5cm" svg:height="3.5cm" svg:x="1cm" svg:y="13.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4cm" svg:height="3.28cm" svg:x="1.2cm" svg:y="14cm">
          <draw:text-box>
            <text:p><text:span text:style-name="T2">MemoryMappedMoleculeFile</text:span></text:p>
            <text:p><text:span text:style-name="T3"/></text:p>
            <text:p><text:span text:style-name="T4">MemoryMappedMoleculeFile</text:span><text:span text:style-name="T5">()</text:span></text:p>
            <text:p><text:span text:style-name="T4">MemoryMapped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</draw:text-box>
        </draw:frame>
        <draw:custom-shape draw:style-name="gr4" draw:text-style-name="P1" draw:layer="layout" svg:width="9.4cm" svg:height="4.3cm" svg:x="10.6cm" svg:y="10.7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245cm" svg:height="4.144cm" svg:x="10.8cm" svg:y="10.8cm">
          <draw:text-box>
            <text:p><text:span text:style-name="T2">MoleculeFile</text:span></text:p>
            <text:p><text:span text:style-name="T3"/></text:p>
            <text:p><text:span text:style-name="T4">MoleculeFile</text:span><text:span text:style-name="T5">()</text:span></text:p>
            <text:p><text:span text:style-name="T4">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Molecule </text:span><text:span text:style-name="T8">mol</text:span><text:span text:style-name="T7">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close</text:span><text:span text:style-name="T7">()</text:span></text:p>
          </draw:text-box>
        </draw:frame>
        <draw:frame draw:style-name="gr10" draw:text-style-name="P3" draw:layer="layout" svg:width="10.379cm" svg:height="5.868cm" svg:x="9.621cm" svg:y="21.1cm">
          <draw:text-box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russell_ra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</draw:text-box>
        </draw:frame>
      </draw:page>
      <draw:page draw:name="page3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.1cm" svg:height="12.2cm" svg:x="1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8.37718219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529cm" svg:height="11.964cm" svg:x="1.2cm" svg:y="16.3cm">
          <draw:text-box>
            <text:p><text:span text:style-name="T15">Algorithms</text:span></text:p>
            <text:p><text:span text:style-name="T3"/></text:p>
            <text:p><text:span text:style-name="T16">DEPTH-FIRST SEARCH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ordered_depth_first_search</text:span><text:span text:style-name="T5">(Molecule </text:span><text:span text:style-name="T6">mol</text:span><text:span text:style-name="T5">, List&lt;Int&gt; </text:span><text:span text:style-name="T6">order</text:span><text:span text:style-name="T5">, DFSVisitor </text:span><text:span text:style-name="T6">visitor</text:span><text:span text:style-name="T5">)</text:span></text:p>
            <text:p><text:span text:style-name="T5">Void </text:span><text:span text:style-name="T4">exhaustive_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17"/></text:p>
            <text:p><text:span text:style-name="T16">BREADTH-FIRST SEARCH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18"/></text:p>
            <text:p><text:span text:style-name="T16">COMPONENTS</text:span></text:p>
            <text:p><text:span text:style-name="T5">List&lt;Int&gt; </text:span><text:span text:style-name="T4">connected_bond_components</text:span><text:span text:style-name="T5">(Molecule </text:span><text:span text:style-name="T6">mol</text:span><text:span text:style-name="T5">)</text:span></text:p>
            <text:p><text:span text:style-name="T5">List&lt;Int&gt; </text:span><text:span text:style-name="T4">connected_atom_components</text:span><text:span text:style-name="T5">(Molecule </text:span><text:span text:style-name="T6">mol</text:span><text:span text:style-name="T5">)</text:span></text:p>
            <text:p><text:span text:style-name="T5">Int </text:span><text:span text:style-name="T4">num_connected_components</text:span><text:span text:style-name="T5">(Molecule </text:span><text:span text:style-name="T6">mol</text:span><text:span text:style-name="T5">)</text:span></text:p>
          </draw:text-box>
        </draw:frame>
        <draw:custom-shape draw:style-name="gr4" draw:text-style-name="P1" draw:layer="layout" svg:width="9.5cm" svg:height="5.8cm" svg:x="0.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.1cm" svg:y="1.2cm">
          <draw:text-box>
            <text:p><text:span text:style-name="T2">D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track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DFSAtomOrderVisitor,</text:span></text:p>
            <text:p><text:span text:style-name="T7"><text:s text:c="6"/></text:span><text:span text:style-name="T7">DFSBondOrderVisitor, DFSDebugVisitor,</text:span></text:p>
            <text:p><text:span text:style-name="T7"><text:s text:c="6"/></text:span><text:span text:style-name="T7">DFSClosureRecorderVisitor</text:span></text:p>
          </draw:text-box>
        </draw:frame>
        <draw:custom-shape draw:style-name="gr5" draw:text-style-name="P1" draw:layer="layout" svg:width="9.5cm" svg:height="5.8cm" svg:x="10.49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0.699cm" svg:y="1.2cm">
          <draw:text-box>
            <text:p><text:span text:style-name="T2">B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 </text:span><text:span text:style-name="T4">depth</text:span><text:span text:style-name="T5">(Int </text:span><text:span text:style-name="T6">depth</text:span><text:span text:style-name="T5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BFSAtomOrderVisitor,</text:span></text:p>
            <text:p><text:span text:style-name="T7"><text:s text:c="6"/></text:span><text:span text:style-name="T7">BFSBondOrderVisitor, BFSDebugVisitor,</text:span></text:p>
            <text:p><text:span text:style-name="T7"><text:s text:c="6"/></text:span><text:span text:style-name="T7">BFSClosureRecorderVisitor</text:span></text:p>
          </draw:text-box>
        </draw:frame>
        <draw:custom-shape draw:style-name="gr7" draw:text-style-name="P1" draw:layer="layout" svg:width="9.5cm" svg:height="2.2cm" svg:x="0.8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83cm" svg:height="1.984cm" svg:x="1.099cm" svg:y="7.1cm">
          <draw:text-box>
            <text:p><text:span text:style-name="T2">Atom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python]</text:span></text:p>
          </draw:text-box>
        </draw:frame>
        <draw:custom-shape draw:style-name="gr8" draw:text-style-name="P1" draw:layer="layout" svg:width="9.5cm" svg:height="2.2cm" svg:x="10.4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825cm" svg:height="1.984cm" svg:x="10.699cm" svg:y="7.1cm">
          <draw:text-box>
            <text:p><text:span text:style-name="T2">Bond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6cm" svg:x="0.8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2.416cm" svg:x="1.099cm" svg:y="9.4cm">
          <draw:text-box>
            <text:p><text:span text:style-name="T2">DefaultAtomInvariant</text:span></text:p>
            <text:p><text:span text:style-name="T3"/></text:p>
            <text:p><text:span text:style-name="T5">Enum </text:span><text:span text:style-name="T4">Invariants</text:span><text:span text:style-name="T5">: None, Element, Mass, Charge,</text:span></text:p>
            <text:p><text:span text:style-name="T5"><text:s text:c="6"/></text:span><text:span text:style-name="T5">Degree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5" draw:text-style-name="P1" draw:layer="layout" svg:width="9.5cm" svg:height="2.2cm" svg:x="10.4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1.984cm" svg:x="10.699cm" svg:y="9.4cm">
          <draw:text-box>
            <text:p><text:span text:style-name="T2">DefaultBondInvariant</text:span></text:p>
            <text:p><text:span text:style-name="T3"/></text:p>
            <text:p><text:span text:style-name="T5">Enum </text:span><text:span text:style-name="T4">Invariants</text:span><text:span text:style-name="T5">: None, Order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7" draw:text-style-name="P1" draw:layer="layout" svg:width="9.5cm" svg:height="4.1cm" svg:x="0.999cm" svg:y="1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cm" svg:height="3.28cm" svg:x="1.199cm" svg:y="12.1cm">
          <draw:text-box>
            <text:p><text:span text:style-name="T2">Dijkstra</text:span></text:p>
            <text:p><text:span text:style-name="T3"/></text:p>
            <text:p><text:span text:style-name="T4">Dijkstra</text:span><text:span text:style-name="T5">(Molecule </text:span><text:span text:style-name="T6">mol</text:span><text:span text:style-name="T5">, Atom </text:span><text:span text:style-name="T6">source</text:span><text:span text:style-name="T5">,</text:span></text:p>
            <text:p><text:span text:style-name="T5"><text:s text:c="6"/></text:span><text:span text:style-name="T5">Bool </text:span><text:span text:style-name="T6">preferSmallerIndexPaths</text:span><text:span text:style-name="T5"> = false)</text:span></text:p>
            <text:p><text:span text:style-name="T7">Int </text:span><text:span text:style-name="T4">infinity</text:span><text:span text:style-name="T7">()</text:span></text:p>
            <text:p><text:span text:style-name="T7">Int </text:span><text:span text:style-name="T4">distance</text:span><text:span text:style-name="T7">(Atom </text:span><text:span text:style-name="T8">target</text:span><text:span text:style-name="T7">)</text:span></text:p>
            <text:p><text:span text:style-name="T7">List&lt;Atom&gt; </text:span><text:span text:style-name="T4">path</text:span><text:span text:style-name="T7">(Atom </text:span><text:span text:style-name="T8">target</text:span><text:span text:style-name="T7">)</text:span></text:p>
          </draw:text-box>
        </draw:frame>
        <draw:custom-shape draw:style-name="gr8" draw:text-style-name="P1" draw:layer="layout" svg:width="9.5cm" svg:height="2.2cm" svg:x="10.6cm" svg:y="11.6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182cm" svg:height="1.984cm" svg:x="10.8cm" svg:y="11.7cm">
          <draw:text-box>
            <text:p><text:span text:style-name="T2">SubgraphCallback</text:span><text:span text:style-name="T19"> </text:span><text:span text:style-name="T13">[base class]</text:span></text:p>
            <text:p><text:span text:style-name="T3"/></text:p>
            <text:p><text:span text:style-name="T7">Void </text:span><text:span text:style-name="T4">operator()</text:span><text:span text:style-name="T7">(Subgraph </text:span><text:span text:style-name="T8">subgraph</text:span><text:span text:style-name="T7">) </text:span><text:span text:style-name="T13">[C++]</text:span></text:p>
            <text:p><text:span text:style-name="T7">Void </text:span><text:span text:style-name="T4">__call__</text:span><text:span text:style-name="T7">(Subgraph </text:span><text:span text:style-name="T8">subgraph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2cm" svg:x="10.6cm" svg:y="13.9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68cm" svg:height="2.416cm" svg:x="10.8cm" svg:y="14cm">
          <draw:text-box>
            <text:p><text:span text:style-name="T2">Subgraph</text:span></text:p>
            <text:p><text:span text:style-name="T3"/></text:p>
            <text:p><text:span text:style-name="T5">List&lt;Bool&gt; </text:span><text:span text:style-name="T4">hashable</text:span><text:span text:style-name="T5">()</text:span></text:p>
            <text:p><text:span text:style-name="T5">List&lt;Bool&gt; </text:span><text:span text:style-name="T4">atoms</text:span><text:span text:style-name="T5">, </text:span><text:span text:style-name="T4">bonds</text:span></text:p>
            <text:p><text:span text:style-name="T8"/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  <draw:page draw:name="page4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cm" svg:height="13.4cm" svg:x="1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4.92132392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714cm" svg:height="13.11cm" svg:x="1.2cm" svg:y="1.3cm">
          <draw:text-box>
            <text:p><text:span text:style-name="T15">Algorithms (contd.)</text:span></text:p>
            <text:p><text:span text:style-name="T18"/></text:p>
            <text:p><text:span text:style-name="T16">CYCLES (RINGS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, Int </text:span><text:span text:style-name="T6">numComponents</text:span><text:span text:style-name="T5">)</text:span></text:p>
            <text:p><text:span text:style-name="T5">( List&lt;Int, List&lt;Int&gt; ) </text:span><text:span text:style-name="T4">cycle_membership</text:span><text:span text:style-name="T5">(Molecule </text:span><text:span text:style-name="T6">mol</text:span><text:span text:style-name="T5">)</text:span><text:span text:style-name="T13"> [python]</text:span></text:p>
            <text:p><text:span text:style-name="T5">Void </text:span><text:span text:style-name="T4">cycle_membership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text:span text:style-name="T13"> [C++]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)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/text:p>
            <text:p><text:span text:style-name="T18"/></text:p>
            <text:p><text:span text:style-name="T16">FLOYD-WARSHALL SHORTEST PATH</text:span></text:p>
            <text:p><text:span text:style-name="T5">DistanceMatrix </text:span><text:span text:style-name="T4">floyd_warshall</text:span><text:span text:style-name="T5">(Molecule </text:span><text:span text:style-name="T6">mol</text:span><text:span text:style-name="T5">)</text:span></text:p>
            <text:p><text:span text:style-name="T18"/></text:p>
            <text:p><text:span text:style-name="T16">MORGAN'S EXTENDED CONNECTIVITIES</text:span></text:p>
            <text:p><text:span text:style-name="T5">List&lt;Int&gt; </text:span><text:span text:style-name="T4">extended_connectivities</text:span><text:span text:style-name="T5">(Molecule </text:span><text:span text:style-name="T6">mol</text:span><text:span text:style-name="T5">, AtomInvariant </text:span><text:span text:style-name="T6">invariant</text:span><text:span text:style-name="T5">)</text:span></text:p>
            <text:p><text:span text:style-name="T18"/></text:p>
            <text:p><text:span text:style-name="T16">CANONICALIZATION</text:span></text:p>
            <text:p><text:span text:style-name="T5">( List&lt;Int&gt;, List&lt;Int&gt; ) </text:span><text:span text:style-name="T4">canonicalize_component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)</text:span></text:p>
            <text:p><text:span text:style-name="T5">( List&lt;Int&gt;, List&lt;Int&gt; ) </text:span><text:span text:style-name="T4">canonicalize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,</text:span></text:p>
            <text:p><text:span text:style-name="T5"><text:s text:c="6"/></text:span><text:span text:style-name="T5">List&lt;Int&gt; </text:span><text:span text:style-name="T6">atomComponents</text:span><text:span text:style-name="T5">, List&lt;Int&gt; </text:span><text:span text:style-name="T6">bondComponents</text:span><text:span text:style-name="T5">)</text:span></text:p>
            <text:p><text:span text:style-name="T18"/></text:p>
            <text:p><text:span text:style-name="T16">ENUMERATION</text:span></text:p>
            <text:p><text:span text:style-name="T5">List&lt;List&lt;Int&gt;&gt; </text:span><text:span text:style-name="T4">enumerate_paths</text:span><text:span text:style-name="T5">(Molecule </text:span><text:span text:style-name="T6">mol</text:span><text:span text:style-name="T5">, Int </text:span><text:span text:style-name="T6">maxSize</text:span><text:span text:style-name="T5">)</text:span></text:p>
            <text:p><text:span text:style-name="T5">Void </text:span><text:span text:style-name="T4">enumerate_subgraphs</text:span><text:span text:style-name="T5">(Molecule </text:span><text:span text:style-name="T6">mol</text:span><text:span text:style-name="T5">, SubgraphCallback </text:span><text:span text:style-name="T6">callback</text:span><text:span text:style-name="T5">, Int </text:span><text:span text:style-name="T6">maxSize</text:span><text:span text:style-name="T5">, Bool </text:span><text:span text:style-name="T6">onlyTrees</text:span><text:span text:style-name="T5">)</text:span></text:p>
            <text:p><text:span text:style-name="T18"/></text:p>
            <text:p><text:span text:style-name="T16">FINGERPRINTS</text:span></text:p>
            <text:p><text:span text:style-name="T5">Fingerprint </text:span><text:span text:style-name="T4">pat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tree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subgrap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</text:span></text:p>
            <text:p><text:span text:style-name="T5"><text:s text:c="6"/></text:span><text:span text:style-name="T5">Int </text:span><text:span text:style-name="T6">hashPrime</text:span><text:span text:style-name="T5"> = 1021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22:11:04</meta:creation-date>
    <dc:date>2014-06-06T11:23:13</dc:date>
    <meta:editing-duration>P1DT10H30M45S</meta:editing-duration>
    <meta:editing-cycles>23</meta:editing-cycles>
    <meta:generator>OpenOffice.org/3.4.1$Unix OpenOffice.org_project/341m1$Build-9593</meta:generator>
    <meta:document-statistic meta:object-count="74"/>
  </office:meta>
</office:document-meta>
</file>